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normal" officeooo:rsid="0003a24c" officeooo:paragraph-rsid="0003a24c" style:font-weight-asian="normal" style:font-weight-complex="normal"/>
    </style:style>
    <style:style style:name="P2" style:family="paragraph" style:parent-style-name="Standard">
      <style:text-properties fo:color="#000000" style:font-name="Arial" fo:font-weight="normal" officeooo:rsid="0001f1c9" officeooo:paragraph-rsid="0001f1c9" style:font-weight-asian="normal" style:font-weight-complex="normal"/>
    </style:style>
    <style:style style:name="P3" style:family="paragraph" style:parent-style-name="Standard">
      <style:text-properties fo:color="#000000" style:font-name="Arial" fo:font-weight="normal" officeooo:rsid="0003a24c" officeooo:paragraph-rsid="0003a24c" style:font-weight-asian="normal" style:font-weight-complex="normal"/>
    </style:style>
    <style:style style:name="P4" style:family="paragraph" style:parent-style-name="Standard">
      <style:text-properties fo:color="#000000" style:font-name="Arial" fo:font-style="normal" fo:font-weight="normal" officeooo:rsid="0007af3d" officeooo:paragraph-rsid="0007af3d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text-properties fo:color="#000000" style:font-name="Arial" fo:font-style="normal" fo:font-weight="normal" officeooo:rsid="0007af3d" officeooo:paragraph-rsid="0007af3d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color="#000000" fo:font-style="normal" fo:font-weight="normal" officeooo:rsid="000ac49a" officeooo:paragraph-rsid="000ac49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55308d" fo:font-style="italic" fo:font-weight="normal" officeooo:rsid="00067da7" officeooo:paragraph-rsid="00067da7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color="#55308d" fo:font-style="italic" fo:font-weight="bold" officeooo:paragraph-rsid="0007af3d" style:font-style-asian="italic" style:font-weight-asian="bold" style:font-style-complex="italic" style:font-weight-complex="bold"/>
    </style:style>
    <style:style style:name="P9" style:family="paragraph" style:parent-style-name="Standard">
      <style:text-properties fo:color="#55308d" fo:font-style="italic" fo:font-weight="bold" officeooo:rsid="000ac49a" officeooo:paragraph-rsid="000ac49a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color="#55308d" style:font-name="Arial" fo:font-style="italic" fo:font-weight="bold" officeooo:rsid="00067da7" officeooo:paragraph-rsid="00067da7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color="#c9211e" style:font-name="Arial Black" fo:font-weight="bold" officeooo:rsid="0001f1c9" officeooo:paragraph-rsid="0001f1c9" style:font-weight-asian="bold" style:font-weight-complex="bold"/>
    </style:style>
    <style:style style:name="P12" style:family="paragraph" style:parent-style-name="Standard">
      <style:text-properties fo:color="#c9211e" style:font-name="Arial Black" fo:font-style="normal" fo:font-weight="bold" officeooo:rsid="0001f1c9" officeooo:paragraph-rsid="0008a8e2" style:font-style-asian="normal" style:font-weight-asian="bold" style:font-style-complex="normal" style:font-weight-complex="bold"/>
    </style:style>
    <style:style style:name="P13" style:family="paragraph" style:parent-style-name="Standard" style:list-style-name="L1">
      <style:text-properties officeooo:paragraph-rsid="0007af3d"/>
    </style:style>
    <style:style style:name="P14" style:family="paragraph" style:parent-style-name="Standard">
      <style:text-properties officeooo:paragraph-rsid="0007af3d"/>
    </style:style>
    <style:style style:name="T1" style:family="text">
      <style:text-properties officeooo:rsid="0007af3d"/>
    </style:style>
    <style:style style:name="T2" style:family="text">
      <style:text-properties fo:color="#000000" style:font-name="Arial" fo:font-style="normal" fo:font-weight="normal" officeooo:rsid="0007af3d" style:font-style-asian="normal" style:font-weight-asian="normal" style:font-style-complex="normal" style:font-weight-complex="normal"/>
    </style:style>
    <style:style style:name="T3" style:family="text">
      <style:text-properties fo:color="#000000" style:font-name="Arial" fo:font-style="normal" fo:font-weight="normal" officeooo:rsid="0007fa6a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Arial" fo:font-style="normal" fo:font-weight="normal" officeooo:rsid="0007af3d" style:font-style-asian="normal" style:font-weight-asian="normal" style:font-style-complex="normal" style:font-weight-complex="normal"/>
    </style:style>
    <style:style style:name="T10" style:family="text">
      <style:text-properties style:font-name="Arial" fo:font-style="normal" fo:font-weight="normal" officeooo:rsid="0007fa6a" style:font-style-asian="normal" style:font-weight-asian="normal" style:font-style-complex="normal" style:font-weight-complex="normal"/>
    </style:style>
    <style:style style:name="T11" style:family="text">
      <style:text-properties style:font-name="Arial" fo:font-style="normal" style:font-style-asian="normal" style:font-style-complex="normal"/>
    </style:style>
    <style:style style:name="T12" style:family="text">
      <style:text-properties style:font-name="Arial" fo:font-style="normal" officeooo:rsid="0007af3d" style:font-style-asian="normal" style:font-style-complex="normal"/>
    </style:style>
    <style:style style:name="T13" style:family="text">
      <style:text-properties style:font-name="Arial" fo:font-weight="normal" officeooo:rsid="0007af3d" style:font-weight-asian="normal" style:font-weight-complex="normal"/>
    </style:style>
    <style:style style:name="T14" style:family="text">
      <style:text-properties style:font-name="Arial" fo:font-weight="normal" officeooo:rsid="0007fa6a" style:font-weight-asian="normal" style:font-weight-complex="normal"/>
    </style:style>
    <style:style style:name="T15" style:family="text">
      <style:text-properties style:font-name="Arial" officeooo:rsid="0007af3d"/>
    </style:style>
    <style:style style:name="T16" style:family="text">
      <style:text-properties style:font-name="Arial" officeooo:rsid="0007fa6a"/>
    </style:style>
    <style:style style:name="T17" style:family="text">
      <style:text-properties fo:color="#55308d" style:font-name="Arial" fo:font-style="italic" officeooo:rsid="00067da7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Veri Okuryazarlığı Nedir?</text:p>
      <text:p text:style-name="P2">Günlük hayatta veriyle temas ettiğimiz ilk anlardaki basit veri yorumlama kabiliyetleridir.</text:p>
      <text:p text:style-name="P3">Veri okuryazarlığı; her türden veri tipini, değişken ve ölçek türlerini tanımlayabilme, betimsel istatistikleri ve istatistiksel grafikleri kullanarak veri değerlendirebilme yeteneğidir.</text:p>
      <text:p text:style-name="P1"/>
      <text:p text:style-name="P1"/>
      <text:p text:style-name="P10"/>
      <text:p text:style-name="P7"/>
      <text:p text:style-name="P7"/>
      <text:p text:style-name="P12"><text:span text:style-name="T1">İstatistik</text:span> Nedir?</text:p>
      <text:p text:style-name="P12"><text:span text:style-name="T17"># İstatistik Bilimin Alfabesidir. - K.Pearson</text:span></text:p>
      <text:p text:style-name="P4"><text:tab/><text:span text:style-name="T6">İstatistik beirli bir amaç için</text:span>;</text:p>
      <text:list xml:id="list2201909986" text:style-name="L1">
        <text:list-item>
          <text:p text:style-name="P5">veri toplama</text:p>
        </text:list-item>
        <text:list-item>
          <text:p text:style-name="P5">tablo ve grafikleri özetleme</text:p>
        </text:list-item>
        <text:list-item>
          <text:p text:style-name="P5">sonuçları yorumlama</text:p>
        </text:list-item>
        <text:list-item>
          <text:p text:style-name="P5">sonuçların güven derecelerini açıklama</text:p>
        </text:list-item>
        <text:list-item>
          <text:p text:style-name="P5">örneklerden elde edilen sonuçları kitle için genelleme</text:p>
        </text:list-item>
        <text:list-item>
          <text:p text:style-name="P5">özellikler arasındaki lişkiyi araştırma</text:p>
        </text:list-item>
        <text:list-item>
          <text:p text:style-name="P13"><text:span text:style-name="T2">deney düzenleme ve gözlem ilkelerini</text:span></text:p>
        </text:list-item>
      </text:list>
      <text:p text:style-name="P14"><text:span text:style-name="T2"><text:s text:c="6"/>kapsayan bilim dalıdır.</text:span></text:p>
      <text:p text:style-name="P14"><text:span text:style-name="T2"/></text:p>
      <text:p text:style-name="P8"><text:span text:style-name="T15">* </text:span><text:span text:style-name="T16">Veri ile konuşmak istiyorsanız istatistiği iyi bilmek zorundasınız!</text:span></text:p>
      <text:p text:style-name="P8"><text:span text:style-name="T16"/></text:p>
      <text:p text:style-name="P9"><text:span text:style-name="T15"># </text:span><text:span text:style-name="T7">Ölçülebileni ölç, ölçülemeyeni ölçülebilir hale getir! -Galileo</text:span></text:p>
      <text:p text:style-name="P6"><text:span text:style-name="T7"/></text:p>
      <text:p text:style-name="P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7-07T16:32:26.582000000</dc:date>
    <meta:editing-duration>PT8M29S</meta:editing-duration>
    <meta:editing-cycles>11</meta:editing-cycles>
    <meta:document-statistic meta:table-count="0" meta:image-count="0" meta:object-count="0" meta:page-count="1" meta:paragraph-count="16" meta:word-count="102" meta:character-count="793" meta:non-whitespace-character-count="707"/>
  </office:meta>
</office:document-meta>
</file>